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3e6" officeooo:paragraph-rsid="001f93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f93e6" officeooo:paragraph-rsid="001f93e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bc34" officeooo:paragraph-rsid="0020bc34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20bc34" officeooo:paragraph-rsid="0020bc3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0bc34" officeooo:paragraph-rsid="0020bc34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20bc34" officeooo:paragraph-rsid="0020bc3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237a46" officeooo:paragraph-rsid="00237a4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5378" officeooo:paragraph-rsid="00255378" style:font-weight-asian="normal" style:font-weight-complex="normal"/>
    </style:style>
    <style:style style:name="P13" style:family="paragraph" style:parent-style-name="Standard" style:list-style-name="L5">
      <style:text-properties style:text-underline-style="none" fo:font-weight="normal" officeooo:rsid="00255378" officeooo:paragraph-rsid="00255378" style:font-weight-asian="normal" style:font-weight-complex="normal"/>
    </style:style>
    <style:style style:name="P14" style:family="paragraph" style:parent-style-name="Standard" style:list-style-name="L6">
      <style:text-properties style:text-underline-style="none" fo:font-weight="normal" officeooo:rsid="00255378" officeooo:paragraph-rsid="00255378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277513" officeooo:paragraph-rsid="0027751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7bfd9" officeooo:paragraph-rsid="0027bfd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bfd9" officeooo:paragraph-rsid="0028799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799c" officeooo:paragraph-rsid="0028799c" style:font-weight-asian="normal" style:font-weight-complex="normal"/>
    </style:style>
    <style:style style:name="P19" style:family="paragraph" style:parent-style-name="Standard" style:list-style-name="L7">
      <style:text-properties style:text-underline-style="none" fo:font-weight="normal" officeooo:rsid="0028ebbb" officeooo:paragraph-rsid="0028ebbb" style:font-weight-asian="normal" style:font-weight-complex="normal"/>
    </style:style>
    <style:style style:name="P20" style:family="paragraph" style:parent-style-name="Standard" style:list-style-name="L6">
      <style:text-properties style:text-underline-style="none" fo:font-weight="normal" officeooo:rsid="002c3f2d" officeooo:paragraph-rsid="002c3f2d" style:font-weight-asian="normal" style:font-weight-complex="normal"/>
    </style:style>
    <style:style style:name="P21" style:family="paragraph" style:parent-style-name="Standard" style:list-style-name="L6">
      <style:text-properties style:text-underline-style="none" fo:font-weight="normal" officeooo:rsid="002d04e6" officeooo:paragraph-rsid="002d04e6" style:font-weight-asian="normal" style:font-weight-complex="normal"/>
    </style:style>
    <style:style style:name="P22" style:family="paragraph" style:parent-style-name="Standard" style:list-style-name="L7">
      <style:text-properties style:text-underline-style="none" fo:font-weight="normal" officeooo:rsid="002fc729" officeooo:paragraph-rsid="002fc729" style:font-weight-asian="normal" style:font-weight-complex="normal"/>
    </style:style>
    <style:style style:name="P23" style:family="paragraph" style:parent-style-name="Standard">
      <style:text-properties style:text-underline-style="none" fo:font-weight="bold" officeooo:rsid="0037f3c1" officeooo:paragraph-rsid="0037f3c1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20bc34" officeooo:paragraph-rsid="0020bc34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277513" officeooo:paragraph-rsid="00277513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28ebbb" officeooo:paragraph-rsid="0028ebbb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37f3c1" officeooo:paragraph-rsid="0037f3c1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9" style:family="paragraph" style:parent-style-name="Header">
      <style:text-properties officeooo:rsid="00316650" officeooo:paragraph-rsid="003166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f3c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7a46"/>
    </style:style>
    <style:style style:name="T5" style:family="text">
      <style:text-properties style:font-name="Droid Arabic Naskh" fo:font-size="10pt" style:font-size-asian="10pt" style:font-size-complex="10pt"/>
    </style:style>
    <style:style style:name="T6" style:family="text">
      <style:text-properties style:font-name="Droid Arabic Naskh" fo:font-size="10pt" officeooo:rsid="0028bad2" style:font-size-asian="10pt" style:font-size-complex="10pt"/>
    </style:style>
    <style:style style:name="T7" style:family="text">
      <style:text-properties style:font-name="Droid Arabic Naskh" fo:font-size="10pt" officeooo:rsid="00297562" style:font-size-asian="10pt" style:font-size-complex="10pt"/>
    </style:style>
    <style:style style:name="T8" style:family="text">
      <style:text-properties style:font-name="Droid Arabic Naskh" fo:font-size="10pt" officeooo:rsid="002e15fd" style:font-size-asian="10pt" style:font-size-complex="10pt"/>
    </style:style>
    <style:style style:name="T9" style:family="text">
      <style:text-properties officeooo:rsid="002e1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24">Criteria Met</text:p>
      <text:p text:style-name="P7"/>
      <text:p text:style-name="P7">CGSD:</text:p>
      <text:list xml:id="list5665305609432997178" text:style-name="L2">
        <text:list-item>
          <text:p text:style-name="P8">User can move in at least one direction.</text:p>
        </text:list-item>
        <text:list-item>
          <text:p text:style-name="P8">Information is displayed about change of location.</text:p>
        </text:list-item>
      </text:list>
      <text:p text:style-name="P7"/>
      <text:p text:style-name="P7">CGSC:</text:p>
      <text:list xml:id="list4791749444555135509" text:style-name="L3">
        <text:list-item>
          <text:p text:style-name="P9">User can move in a any direction in the MUD world.</text:p>
        </text:list-item>
        <text:list-item>
          <text:p text:style-name="P9">User can see other players in their current location in the MUD world.</text:p>
        </text:list-item>
        <text:list-item>
          <text:p text:style-name="P9">User can pickup valid items in the MUD world.</text:p>
        </text:list-item>
      </text:list>
      <text:p text:style-name="P7"/>
      <text:p text:style-name="P7">CGSB:</text:p>
      <text:list xml:id="list1714425218775815603" text:style-name="L4">
        <text:list-item>
          <text:p text:style-name="P10">More than one MUD world can exist.</text:p>
        </text:list-item>
        <text:list-item>
          <text:p text:style-name="P10">User can see a list of active MUD worlds, and select one to join.</text:p>
          <text:p text:style-name="P10"/>
        </text:list-item>
      </text:list>
      <text:p text:style-name="P12">CGSA5:</text:p>
      <text:list xml:id="list4122987314947119229" text:style-name="L5">
        <text:list-item>
          <text:p text:style-name="P13">MUDs can be created at runtime.</text:p>
        </text:list-item>
        <text:list-item>
          <text:p text:style-name="P13">Max number of MUDs is 5.</text:p>
        </text:list-item>
        <text:list-item>
          <text:p text:style-name="P13">Max number of players is 5 <text:span text:style-name="T9">per MUD</text:span>.</text:p>
        </text:list-item>
      </text:list>
      <text:p text:style-name="P12"/>
      <text:p text:style-name="P12">Additonal Features:</text:p>
      <text:list xml:id="list5244461612534509386" text:style-name="L6">
        <text:list-item>
          <text:p text:style-name="P14">Handling of clients joining/leaving. When a player joins they are added to a player list and when they exit the game they are removed from the list, allowing another user to join in their place. </text:p>
        </text:list-item>
        <text:list-item>
          <text:p text:style-name="P20">Users cannot have the same name and MUDs cannot have the same name.</text:p>
        </text:list-item>
        <text:list-item>
          <text:p text:style-name="P21">Help command that displays instructions to the user.</text:p>
        </text:list-item>
      </text:list>
      <text:p text:style-name="P1"/>
      <text:p text:style-name="P2">How to Execute</text:p>
      <text:p text:style-name="P27"/>
      <text:p text:style-name="P23">1.<text:tab/><text:span text:style-name="T3">Build it with ‘make’</text:span></text:p>
      <text:p text:style-name="P23"/>
      <text:p text:style-name="P4"><text:span text:style-name="T2">2</text:span><text:span text:style-name="T1">.</text:span><text:tab/>Open a terminal and change directory to the project folder.</text:p>
      <text:p text:style-name="P4"><text:tab/>Run 'make'</text:p>
      <text:p text:style-name="P4"><text:tab/>Start rmiregisty: 'rmiregistry XXXXX' XXXXX = (50010-50019)</text:p>
      <text:p text:style-name="P4"/>
      <text:p text:style-name="P4"><text:span text:style-name="T2">3</text:span><text:span text:style-name="T1">.</text:span><text:tab/>Open Second Terminal and change directory to the project folder.</text:p>
      <text:p text:style-name="P4"><text:tab/>Run MudServerMainline 'java cs3524.solutions.mud.MudServerMainline XXXXX <text:tab/>YYYYY' YYYYY = other value from (50010-50019)</text:p>
      <text:p text:style-name="P4"/>
      <text:p text:style-name="P4"><text:span text:style-name="T2">4</text:span><text:span text:style-name="T1">.</text:span><text:tab/>Open Third Terminal and change directory to the project folder.</text:p>
      <text:p text:style-name="P4"><text:tab/>Run MudClient 'java cs3524.solutions.mud.MudClient &lt;yourmachine-name&gt; XXXXX'</text:p>
      <text:p text:style-name="P4"/>
      <text:p text:style-name="P4">Repeat step 3 to add different users to the game.</text:p>
      <text:p text:style-name="P4"/>
      <text:p text:style-name="P3">Client Commands</text:p>
      <text:p text:style-name="P5"/>
      <text:p text:style-name="P5"><text:soft-page-break/>When a new client connects to the server they are <text:span text:style-name="T4">shown a list of active MUD worlds and prompted to choose one. After this they are </text:span>prompted to enter a username <text:span text:style-name="T4">before being allowed to enter the MUD</text:span>. The game then starts, displaying the information about the user’s starting location <text:span text:style-name="T4">and</text:span>. </text:p>
      <text:p text:style-name="P5"/>
      <text:p text:style-name="P5">At this point the following commands are available to the user:</text:p>
      <text:list xml:id="list4089457931668909400" text:style-name="L1">
        <text:list-item>
          <text:p text:style-name="P6">exit – Ends the game.</text:p>
        </text:list-item>
        <text:list-item>
          <text:p text:style-name="P6">help – Provides information to the user about what commands are available.</text:p>
        </text:list-item>
        <text:list-item>
          <text:p text:style-name="P6">[north, east, south, west] – Entering any of these directions will move the user if valid.</text:p>
        </text:list-item>
        <text:list-item>
          <text:p text:style-name="P6"><text:span text:style-name="T4">p</text:span>ickup &lt;thing&gt; - Pickup an item with name &lt;thing&gt;</text:p>
        </text:list-item>
        <text:list-item>
          <text:p text:style-name="P11">players – This shows the list of players at the user’s current location in the MUD.</text:p>
        </text:list-item>
        <text:list-item>
          <text:p text:style-name="P15">where – This shows information about the user’s current location in the MUD. </text:p>
        </text:list-item>
      </text:list>
      <text:p text:style-name="P5"/>
      <text:p text:style-name="P5">If the user trys to enter in any other command a message will be displayed and their current location will be displayed again.</text:p>
      <text:p text:style-name="P5"/>
      <text:p text:style-name="P25">Server Commands</text:p>
      <text:p text:style-name="P5"/>
      <text:p text:style-name="P16">Once the server is running it will display the following message informing the user how to create a new mud. </text:p>
      <text:p text:style-name="P16"/>
      <text:p text:style-name="P16"><text:span text:style-name="T5">create &lt;name&gt; &lt;edgesfile&gt; &lt;messagesfile&gt; &lt;thingsfile&gt;</text:span></text:p>
      <text:p text:style-name="P16"><text:span text:style-name="T5"/></text:p>
      <text:p text:style-name="P17"><text:span text:style-name="T5">Executing this command will create a new MUD world with the name specified in &lt;name&gt; with the information detailed in the following three file components. An example of this command would be: </text:span></text:p>
      <text:p text:style-name="P17"><text:span text:style-name="T5"/></text:p>
      <text:p text:style-name="P17"><text:span text:style-name="T5">create ReportMud </text:span><text:span text:style-name="T8">wood</text:span><text:span text:style-name="T5">.edg </text:span><text:span text:style-name="T8">wood</text:span><text:span text:style-name="T5">.msg </text:span><text:span text:style-name="T8">wood</text:span><text:span text:style-name="T5">.thg</text:span></text:p>
      <text:p text:style-name="P17"><text:span text:style-name="T5"/></text:p>
      <text:p text:style-name="P18"><text:span text:style-name="T5">If the creation is successful the user will be given a message informing them their mud &lt;name&gt; has been created. If not successful a message will be displayed informing the user their mud cannot be created. </text:span><text:span text:style-name="T6">There is a limit of 5 MUDs at any time.</text:span></text:p>
      <text:p text:style-name="P18"><text:span text:style-name="T6"/></text:p>
      <text:p text:style-name="P26"><text:span text:style-name="T6">L</text:span><text:span text:style-name="T5">imitations</text:span></text:p>
      <text:list xml:id="list6642030250248762163" text:style-name="L7">
        <text:list-item>
          <text:p text:style-name="P19"><text:span text:style-name="T5">Cannot handle clients aborting, </text:span><text:span text:style-name="T7">must type “exit” to leave properly.</text:span></text:p>
        </text:list-item>
        <text:list-item>
          <text:p text:style-name="P22"><text:span text:style-name="T7">P</text:span><text:span text:style-name="T5">layers cannot drop items after picking them u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16650" officeooo:paragraph-rsid="003166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ant Christie 51441153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3T20:01:51.468870642</dc:date>
    <meta:editing-duration>PT3H35M4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540" meta:character-count="3093" meta:non-whitespace-character-count="2609"/>
  </office:meta>
</office:document-meta>
</file>